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bb7" officeooo:paragraph-rsid="0014a6b8"/>
    </style:style>
    <style:style style:name="P2" style:family="paragraph" style:parent-style-name="Standard">
      <style:text-properties officeooo:rsid="00149bb7" officeooo:paragraph-rsid="001568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Id</text:span> <text:s text:c="12"/>-- <text:s text:c="2"/>15, Sentiment analysis of tweets</text:p>
      <text:p text:style-name="P1"/>
      <text:p text:style-name="P1"><text:span text:style-name="T1">Github link</text:span> <text:s text:c="9"/>-- <text:s text:c="2"/>https://github.com/SOPNESH/smai_project</text:p>
      <text:p text:style-name="P1"/>
      <text:p text:style-name="P1"><text:span text:style-name="T1">Team Members</text:span> <text:s text:c="2"/>-- <text:s text:c="2"/>Sopnesh Gandhi(2018201064)</text:p>
      <text:p text:style-name="P1"><text:tab/> <text:s text:c="22"/>Rushitkumar Jasani(2018201034)</text:p>
      <text:p text:style-name="P1"><text:s text:c="11"/><text:tab/> <text:s text:c="22"/>Priyendu Mori(2018201103)</text:p>
      <text:p text:style-name="P1"><text:tab/> <text:s text:c="22"/>Niharika Khare(2018201002)</text:p>
      <text:p text:style-name="P1"><text:s text:c="15"/></text:p>
      <text:p text:style-name="P1"><text:s/><text:span text:style-name="T1">Main Goal </text:span><text:s text:c="9"/>-- <text:s text:c="2"/>Main goal of the project is to learn text processing and analyse text in various <text:tab/><text:tab/> <text:s text:c="10"/>context.</text:p>
      <text:p text:style-name="P1"/>
      <text:p text:style-name="P2"><text:s/><text:span text:style-name="T1">Problem <text:s text:c="12"/></text:span><text:span text:style-name="T2">-- <text:s text:c="2"/>Main goal of the project is to process texts in tweets and analyse the </text:span></text:p>
      <text:p text:style-name="P2"><text:span text:style-name="T1">Defination</text:span> <text:s text:c="15"/>sentiments of the tweets. <text:tab/><text:tab/><text:tab/> <text:s text:c="22"/></text:p>
      <text:p text:style-name="P1"/>
      <text:p text:style-name="P1"><text:s/><text:span text:style-name="T1">Result</text:span> <text:s text:c="16"/>-- <text:s text:c="2"/>After the completion of the project our algorithm must be able to detect <text:tab/><text:tab/><text:tab/> <text:s text:c="9"/>sentiments of the tweets.</text:p>
      <text:p text:style-name="P1"/>
      <text:p text:style-name="P1"><text:span text:style-name="T1"><text:s/>Work Dis-</text:span> <text:s text:c="8"/>-- <text:s text:c="3"/>To be decided yet.</text:p>
      <text:p text:style-name="P1"><text:s/><text:span text:style-name="T1">tribution</text:span> <text:s text:c="12"/></text:p>
      <text:p text:style-name="P1"/>
      <text:p text:style-name="P1"><text:span text:style-name="T1"><text:s/>MileStones</text:span> <text:s text:c="7"/>-- <text:s text:c="2"/>Learning text processing.</text:p>
      <text:p text:style-name="P1"><text:tab/><text:tab/> <text:s text:c="9"/>Analysing behaviour of text.</text:p>
      <text:p text:style-name="P1"><text:tab/><text:tab/> <text:s text:c="9"/>Training model.</text:p>
      <text:p text:style-name="P1"><text:tab/><text:tab/> 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2:33:13.779977604</meta:creation-date>
    <dc:date>2019-03-10T22:41:45.196100119</dc:date>
    <meta:editing-duration>PT8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1" meta:character-count="983" meta:non-whitespace-character-count="586"/>
  </office:meta>
</office:document-meta>
</file>